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161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2508in"/>
    </style:style>
    <style:style style:name="co5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 style:data-style-name="N99"/>
    <style:style style:name="ce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0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Louisiana</text:p>
          </table:table-cell>
          <table:table-cell table:number-columns-repeated="14"/>
          <table:table-cell office:value-type="string" calcext:value-type="string">
            <text:p>RoW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Agriculture &amp; Co</text:p>
          </table:table-cell>
          <table:table-cell table:style-name="ce1" office:value-type="string" calcext:value-type="string">
            <text:p><text:s/>Mining and Extraction</text:p>
          </table:table-cell>
          <table:table-cell table:style-name="ce1" office:value-type="string" calcext:value-type="string">
            <text:p><text:s/>Utilities</text:p>
          </table:table-cell>
          <table:table-cell table:style-name="ce1" office:value-type="string" calcext:value-type="string">
            <text:p><text:s/>Construction</text:p>
          </table:table-cell>
          <table:table-cell table:style-name="ce1" office:value-type="string" calcext:value-type="string">
            <text:p><text:s/>Manufacturing</text:p>
          </table:table-cell>
          <table:table-cell table:style-name="ce1" office:value-type="string" calcext:value-type="string">
            <text:p><text:s/>Wholesale trade</text:p>
          </table:table-cell>
          <table:table-cell table:style-name="ce1" office:value-type="string" calcext:value-type="string">
            <text:p><text:s/>Retail trade</text:p>
          </table:table-cell>
          <table:table-cell table:style-name="ce1" office:value-type="string" calcext:value-type="string">
            <text:p><text:s/>Transportation and warehousing</text:p>
          </table:table-cell>
          <table:table-cell table:style-name="ce1" office:value-type="string" calcext:value-type="string">
            <text:p><text:s/>Information</text:p>
          </table:table-cell>
          <table:table-cell table:style-name="ce1" office:value-type="string" calcext:value-type="string">
            <text:p><text:s/>Finance insurance and real estate</text:p>
          </table:table-cell>
          <table:table-cell table:style-name="ce1" office:value-type="string" calcext:value-type="string">
            <text:p><text:s/>Professional and business services</text:p>
          </table:table-cell>
          <table:table-cell table:style-name="ce1" office:value-type="string" calcext:value-type="string">
            <text:p><text:s/>Educational services</text:p>
          </table:table-cell>
          <table:table-cell table:style-name="ce1" office:value-type="string" calcext:value-type="string">
            <text:p><text:s/>Arts recreation accomodation</text:p>
          </table:table-cell>
          <table:table-cell table:style-name="ce1" office:value-type="string" calcext:value-type="string">
            <text:p><text:s/>Other services except Gov.</text:p>
          </table:table-cell>
          <table:table-cell table:style-name="ce1" office:value-type="string" calcext:value-type="string">
            <text:p><text:s/>Governement</text:p>
          </table:table-cell>
          <table:table-cell table:style-name="ce1" office:value-type="string" calcext:value-type="string">
            <text:p>Agriculture &amp; Co</text:p>
          </table:table-cell>
          <table:table-cell table:style-name="ce1" office:value-type="string" calcext:value-type="string">
            <text:p><text:s/>Mining and Extraction</text:p>
          </table:table-cell>
          <table:table-cell table:style-name="ce1" office:value-type="string" calcext:value-type="string">
            <text:p><text:s/>Utilities</text:p>
          </table:table-cell>
          <table:table-cell table:style-name="ce1" office:value-type="string" calcext:value-type="string">
            <text:p><text:s/>Construction</text:p>
          </table:table-cell>
          <table:table-cell table:style-name="ce1" office:value-type="string" calcext:value-type="string">
            <text:p><text:s/>Manufacturing</text:p>
          </table:table-cell>
          <table:table-cell table:style-name="ce1" office:value-type="string" calcext:value-type="string">
            <text:p><text:s/>Wholesale trade</text:p>
          </table:table-cell>
          <table:table-cell table:style-name="ce1" office:value-type="string" calcext:value-type="string">
            <text:p><text:s/>Retail trade</text:p>
          </table:table-cell>
          <table:table-cell table:style-name="ce1" office:value-type="string" calcext:value-type="string">
            <text:p><text:s/>Transportation and warehousing</text:p>
          </table:table-cell>
          <table:table-cell table:style-name="ce1" office:value-type="string" calcext:value-type="string">
            <text:p><text:s/>Information</text:p>
          </table:table-cell>
          <table:table-cell table:style-name="ce1" office:value-type="string" calcext:value-type="string">
            <text:p><text:s/>Finance insurance and real estate</text:p>
          </table:table-cell>
          <table:table-cell table:style-name="ce1" office:value-type="string" calcext:value-type="string">
            <text:p><text:s/>Professional and business services</text:p>
          </table:table-cell>
          <table:table-cell table:style-name="ce1" office:value-type="string" calcext:value-type="string">
            <text:p><text:s/>Educational services</text:p>
          </table:table-cell>
          <table:table-cell table:style-name="ce1" office:value-type="string" calcext:value-type="string">
            <text:p><text:s/>Arts recreation accomodation</text:p>
          </table:table-cell>
          <table:table-cell table:style-name="ce1" office:value-type="string" calcext:value-type="string">
            <text:p><text:s/>Other services except Gov.</text:p>
          </table:table-cell>
          <table:table-cell table:style-name="ce1" office:value-type="string" calcext:value-type="string">
            <text:p><text:s/>Governement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Agriculture &amp; Co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Mining and Extraction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Utilities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Construction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Manufacturing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Wholesale trade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Retail trade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Transportation and warehousing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Information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Finance insurance and real estate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Professional and business services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Educational services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Arts recreation accomodation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Other services except Gov.</text:p>
          </table:table-cell>
          <table:table-cell table:style-name="ce2" table:number-columns-repeated="1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Governemen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Agriculture &amp; C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Mining and Extraction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Utilities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Construction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Manufacturing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Wholesale trad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Retail trad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Transportation and warehousing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Information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Finance insurance and real estat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Professional and business services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Educational services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Arts recreation accomodation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Other services except Gov.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Governement</text:p>
          </table:table-cell>
          <table:table-cell table:number-columns-repeated="30"/>
        </table:table-row>
      </table:table>
      <table:table table:name="Feuille2" table:style-name="ta1"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29" table:default-cell-style-name="ce3"/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on</text:p>
          </table:table-cell>
          <table:table-cell/>
          <table:table-cell table:number-columns-repeated="15" office:value-type="string" calcext:value-type="string">
            <text:p>Louisiana</text:p>
          </table:table-cell>
          <table:table-cell table:number-columns-repeated="15" office:value-type="string" calcext:value-type="string">
            <text:p>RoW</text:p>
          </table:table-cell>
          <table:table-cell/>
          <table:table-cell office:value-type="string" calcext:value-type="string">
            <text:p>Louisiana</text:p>
          </table:table-cell>
          <table:table-cell office:value-type="string" calcext:value-type="string">
            <text:p>RoW</text:p>
          </table:table-cell>
          <table:table-cell/>
          <table:table-cell office:value-type="string" calcext:value-type="string">
            <text:p>EXPORTS</text:p>
          </table:table-cell>
          <table:table-cell office:value-type="string" calcext:value-type="string">
            <text:p>EXPORTS CALC</text:p>
          </table:table-cell>
          <table:table-cell/>
          <table:table-cell office:value-type="string" calcext:value-type="string">
            <text:p>PROD_CALC</text:p>
          </table:table-cell>
          <table:table-cell office:value-type="string" calcext:value-type="string">
            <text:p>PROD</text:p>
          </table:table-cell>
          <table:table-cell/>
        </table:table-row>
        <table:table-row table:style-name="ro1">
          <table:table-cell office:value-type="string" calcext:value-type="string">
            <text:p>sector</text:p>
          </table:table-cell>
          <table:table-cell/>
          <table:table-cell office:value-type="string" calcext:value-type="string">
            <text:p>Agriculture &amp; Co</text:p>
          </table:table-cell>
          <table:table-cell office:value-type="string" calcext:value-type="string">
            <text:p>Mining and Extraction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Wholesale trade</text:p>
          </table:table-cell>
          <table:table-cell office:value-type="string" calcext:value-type="string">
            <text:p>Retail trade</text:p>
          </table:table-cell>
          <table:table-cell office:value-type="string" calcext:value-type="string">
            <text:p>Transportation and warehousing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Finance, insurance and real estate</text:p>
          </table:table-cell>
          <table:table-cell office:value-type="string" calcext:value-type="string">
            <text:p>Professional and business services</text:p>
          </table:table-cell>
          <table:table-cell office:value-type="string" calcext:value-type="string">
            <text:p>Educational services</text:p>
          </table:table-cell>
          <table:table-cell office:value-type="string" calcext:value-type="string">
            <text:p>Arts, recreation, accomodation</text:p>
          </table:table-cell>
          <table:table-cell office:value-type="string" calcext:value-type="string">
            <text:p>Other services except Gov.</text:p>
          </table:table-cell>
          <table:table-cell office:value-type="string" calcext:value-type="string">
            <text:p>Governement</text:p>
          </table:table-cell>
          <table:table-cell office:value-type="string" calcext:value-type="string">
            <text:p>Agriculture &amp; Co</text:p>
          </table:table-cell>
          <table:table-cell office:value-type="string" calcext:value-type="string">
            <text:p>Mining and Extraction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Wholesale trade</text:p>
          </table:table-cell>
          <table:table-cell office:value-type="string" calcext:value-type="string">
            <text:p>Retail trade</text:p>
          </table:table-cell>
          <table:table-cell office:value-type="string" calcext:value-type="string">
            <text:p>Transportation and warehousing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Finance, insurance and real estate</text:p>
          </table:table-cell>
          <table:table-cell office:value-type="string" calcext:value-type="string">
            <text:p>Professional and business services</text:p>
          </table:table-cell>
          <table:table-cell office:value-type="string" calcext:value-type="string">
            <text:p>Educational services</text:p>
          </table:table-cell>
          <table:table-cell office:value-type="string" calcext:value-type="string">
            <text:p>Arts, recreation, accomodation</text:p>
          </table:table-cell>
          <table:table-cell office:value-type="string" calcext:value-type="string">
            <text:p>Other services except Gov.</text:p>
          </table:table-cell>
          <table:table-cell office:value-type="string" calcext:value-type="string">
            <text:p>Governement</text:p>
          </table:table-cell>
          <table:table-cell/>
          <table:table-cell table:number-columns-repeated="2" office:value-type="string" calcext:value-type="string">
            <text:p>final dem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secto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Agriculture &amp; Co</text:p>
          </table:table-cell>
          <table:table-cell office:value-type="float" office:value="149.5997382" calcext:value-type="float">
            <text:p>149.5997382</text:p>
          </table:table-cell>
          <table:table-cell office:value-type="float" office:value="0.0110934" calcext:value-type="float">
            <text:p>0.0110934</text:p>
          </table:table-cell>
          <table:table-cell office:value-type="float" office:value="0.003347603" calcext:value-type="float">
            <text:p>0.003347603</text:p>
          </table:table-cell>
          <table:table-cell office:value-type="float" office:value="4.602046865" calcext:value-type="float">
            <text:p>4.602046865</text:p>
          </table:table-cell>
          <table:table-cell office:value-type="float" office:value="694.1312022" calcext:value-type="float">
            <text:p>694.1312022</text:p>
          </table:table-cell>
          <table:table-cell office:value-type="float" office:value="1.5484343" calcext:value-type="float">
            <text:p>1.5484343</text:p>
          </table:table-cell>
          <table:table-cell office:value-type="float" office:value="0.323508295" calcext:value-type="float">
            <text:p>0.323508295</text:p>
          </table:table-cell>
          <table:table-cell office:value-type="float" office:value="0.039238004" calcext:value-type="float">
            <text:p>0.039238004</text:p>
          </table:table-cell>
          <table:table-cell office:value-type="float" office:value="0.006383729" calcext:value-type="float">
            <text:p>0.006383729</text:p>
          </table:table-cell>
          <table:table-cell office:value-type="float" office:value="2.568649987" calcext:value-type="float">
            <text:p>2.568649987</text:p>
          </table:table-cell>
          <table:table-cell office:value-type="float" office:value="9.418658376" calcext:value-type="float">
            <text:p>9.418658376</text:p>
          </table:table-cell>
          <table:table-cell office:value-type="float" office:value="1.239476838" calcext:value-type="float">
            <text:p>1.239476838</text:p>
          </table:table-cell>
          <table:table-cell office:value-type="float" office:value="41.82967046" calcext:value-type="float">
            <text:p>41.82967046</text:p>
          </table:table-cell>
          <table:table-cell office:value-type="float" office:value="0.793175362" calcext:value-type="float">
            <text:p>0.793175362</text:p>
          </table:table-cell>
          <table:table-cell office:value-type="float" office:value="9.123210971" calcext:value-type="float">
            <text:p>9.123210971</text:p>
          </table:table-cell>
          <table:table-cell table:number-columns-repeated="15" office:value-type="float" office:value="71.5131995333333" calcext:value-type="float">
            <text:p>71.5131995333333</text:p>
          </table:table-cell>
          <table:table-cell/>
          <table:table-cell office:value-type="float" office:value="157.4601588" calcext:value-type="float">
            <text:p>157.4601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72.697993" calcext:value-type="float">
            <text:p>1072.697993</text:p>
          </table:table-cell>
          <table:table-cell table:formula="of:=SUM([.R4:.AF4])" office:value-type="float" office:value="1072.697993" calcext:value-type="float">
            <text:p>1072.697993</text:p>
          </table:table-cell>
          <table:table-cell/>
          <table:table-cell table:formula="of:=SUM([.C4:.AF4])+SUM([.AH4:.AI4])" office:value-type="float" office:value="2145.39598639" calcext:value-type="float">
            <text:p>2145.39598639</text:p>
          </table:table-cell>
          <table:table-cell office:value-type="float" office:value="2145.395987" calcext:value-type="float">
            <text:p>2145.395987</text:p>
          </table:table-cell>
          <table:table-cell table:style-name="ce4" table:formula="of:=ABS([.AN4]-[.AO4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ining and Extraction</text:p>
          </table:table-cell>
          <table:table-cell office:value-type="float" office:value="2.561158236" calcext:value-type="float">
            <text:p>2.561158236</text:p>
          </table:table-cell>
          <table:table-cell office:value-type="float" office:value="2277.848588" calcext:value-type="float">
            <text:p>2277.848588</text:p>
          </table:table-cell>
          <table:table-cell office:value-type="float" office:value="920.4603902" calcext:value-type="float">
            <text:p>920.4603902</text:p>
          </table:table-cell>
          <table:table-cell office:value-type="float" office:value="57.99663329" calcext:value-type="float">
            <text:p>57.99663329</text:p>
          </table:table-cell>
          <table:table-cell office:value-type="float" office:value="2207.413478" calcext:value-type="float">
            <text:p>2207.413478</text:p>
          </table:table-cell>
          <table:table-cell office:value-type="float" office:value="0.106699234" calcext:value-type="float">
            <text:p>0.106699234</text:p>
          </table:table-cell>
          <table:table-cell office:value-type="float" office:value="0.078719514" calcext:value-type="float">
            <text:p>0.078719514</text:p>
          </table:table-cell>
          <table:table-cell office:value-type="float" office:value="46.44626711" calcext:value-type="float">
            <text:p>46.44626711</text:p>
          </table:table-cell>
          <table:table-cell office:value-type="float" office:value="0.005402982" calcext:value-type="float">
            <text:p>0.005402982</text:p>
          </table:table-cell>
          <table:table-cell office:value-type="float" office:value="3.805132104" calcext:value-type="float">
            <text:p>3.805132104</text:p>
          </table:table-cell>
          <table:table-cell office:value-type="float" office:value="0.68608319" calcext:value-type="float">
            <text:p>0.68608319</text:p>
          </table:table-cell>
          <table:table-cell office:value-type="float" office:value="0.065035649" calcext:value-type="float">
            <text:p>0.065035649</text:p>
          </table:table-cell>
          <table:table-cell office:value-type="float" office:value="0.582038976" calcext:value-type="float">
            <text:p>0.582038976</text:p>
          </table:table-cell>
          <table:table-cell office:value-type="float" office:value="0.128482077" calcext:value-type="float">
            <text:p>0.128482077</text:p>
          </table:table-cell>
          <table:table-cell office:value-type="float" office:value="94.18283733" calcext:value-type="float">
            <text:p>94.18283733</text:p>
          </table:table-cell>
          <table:table-cell table:number-columns-repeated="15" office:value-type="float" office:value="1000" calcext:value-type="float">
            <text:p>1000</text:p>
          </table:table-cell>
          <table:table-cell/>
          <table:table-cell office:value-type="float" office:value="508.5785696" calcext:value-type="float">
            <text:p>508.5785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R5:.AF5])" office:value-type="float" office:value="15000" calcext:value-type="float">
            <text:p>15000</text:p>
          </table:table-cell>
          <table:table-cell/>
          <table:table-cell table:formula="of:=SUM([.C5:.AF5])+SUM([.AH5:.AI5])" office:value-type="float" office:value="21120.945515492" calcext:value-type="float">
            <text:p>21120.945515492</text:p>
          </table:table-cell>
          <table:table-cell office:value-type="float" office:value="21120.94552" calcext:value-type="float">
            <text:p>21120.94552</text:p>
          </table:table-cell>
          <table:table-cell table:style-name="ce4" table:formula="of:=ABS([.AN5]-[.AO5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Utilities</text:p>
          </table:table-cell>
          <table:table-cell office:value-type="float" office:value="23.68457777" calcext:value-type="float">
            <text:p>23.68457777</text:p>
          </table:table-cell>
          <table:table-cell office:value-type="float" office:value="118.7533539" calcext:value-type="float">
            <text:p>118.7533539</text:p>
          </table:table-cell>
          <table:table-cell office:value-type="float" office:value="1.00634014" calcext:value-type="float">
            <text:p>1.00634014</text:p>
          </table:table-cell>
          <table:table-cell office:value-type="float" office:value="22.48189137" calcext:value-type="float">
            <text:p>22.48189137</text:p>
          </table:table-cell>
          <table:table-cell office:value-type="float" office:value="407.2302588" calcext:value-type="float">
            <text:p>407.2302588</text:p>
          </table:table-cell>
          <table:table-cell office:value-type="float" office:value="39.86017891" calcext:value-type="float">
            <text:p>39.86017891</text:p>
          </table:table-cell>
          <table:table-cell office:value-type="float" office:value="118.8447306" calcext:value-type="float">
            <text:p>118.8447306</text:p>
          </table:table-cell>
          <table:table-cell office:value-type="float" office:value="30.28796053" calcext:value-type="float">
            <text:p>30.28796053</text:p>
          </table:table-cell>
          <table:table-cell office:value-type="float" office:value="27.26954378" calcext:value-type="float">
            <text:p>27.26954378</text:p>
          </table:table-cell>
          <table:table-cell office:value-type="float" office:value="197.8550504" calcext:value-type="float">
            <text:p>197.8550504</text:p>
          </table:table-cell>
          <table:table-cell office:value-type="float" office:value="54.5016871" calcext:value-type="float">
            <text:p>54.5016871</text:p>
          </table:table-cell>
          <table:table-cell office:value-type="float" office:value="64.43479519" calcext:value-type="float">
            <text:p>64.43479519</text:p>
          </table:table-cell>
          <table:table-cell office:value-type="float" office:value="152.2436743" calcext:value-type="float">
            <text:p>152.2436743</text:p>
          </table:table-cell>
          <table:table-cell office:value-type="float" office:value="44.66632296" calcext:value-type="float">
            <text:p>44.66632296</text:p>
          </table:table-cell>
          <table:table-cell office:value-type="float" office:value="356.1064139" calcext:value-type="float">
            <text:p>356.1064139</text:p>
          </table:table-cell>
          <table:table-cell table:number-columns-repeated="15" office:value-type="float" office:value="201.920896666667" calcext:value-type="float">
            <text:p>201.920896666667</text:p>
          </table:table-cell>
          <table:table-cell/>
          <table:table-cell office:value-type="float" office:value="1369.58667" calcext:value-type="float">
            <text:p>1369.58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28.81345" calcext:value-type="float">
            <text:p>3028.81345</text:p>
          </table:table-cell>
          <table:table-cell table:formula="of:=SUM([.R6:.AF6])" office:value-type="float" office:value="3028.81345" calcext:value-type="float">
            <text:p>3028.81345</text:p>
          </table:table-cell>
          <table:table-cell/>
          <table:table-cell table:formula="of:=SUM([.C6:.AF6])+SUM([.AH6:.AI6])" office:value-type="float" office:value="6057.62689965" calcext:value-type="float">
            <text:p>6057.62689965</text:p>
          </table:table-cell>
          <table:table-cell office:value-type="float" office:value="6057.6269" calcext:value-type="float">
            <text:p>6057.6269</text:p>
          </table:table-cell>
          <table:table-cell table:style-name="ce4" table:formula="of:=ABS([.AN6]-[.AO6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Construction</text:p>
          </table:table-cell>
          <table:table-cell office:value-type="float" office:value="4.979993279" calcext:value-type="float">
            <text:p>4.979993279</text:p>
          </table:table-cell>
          <table:table-cell office:value-type="float" office:value="2.49029653" calcext:value-type="float">
            <text:p>2.49029653</text:p>
          </table:table-cell>
          <table:table-cell office:value-type="float" office:value="15.46962745" calcext:value-type="float">
            <text:p>15.46962745</text:p>
          </table:table-cell>
          <table:table-cell office:value-type="float" office:value="6.016625556" calcext:value-type="float">
            <text:p>6.016625556</text:p>
          </table:table-cell>
          <table:table-cell office:value-type="float" office:value="54.64426175" calcext:value-type="float">
            <text:p>54.64426175</text:p>
          </table:table-cell>
          <table:table-cell office:value-type="float" office:value="12.2652285" calcext:value-type="float">
            <text:p>12.2652285</text:p>
          </table:table-cell>
          <table:table-cell office:value-type="float" office:value="32.80546203" calcext:value-type="float">
            <text:p>32.80546203</text:p>
          </table:table-cell>
          <table:table-cell office:value-type="float" office:value="11.99365102" calcext:value-type="float">
            <text:p>11.99365102</text:p>
          </table:table-cell>
          <table:table-cell office:value-type="float" office:value="13.75299638" calcext:value-type="float">
            <text:p>13.75299638</text:p>
          </table:table-cell>
          <table:table-cell office:value-type="float" office:value="114.1026247" calcext:value-type="float">
            <text:p>114.1026247</text:p>
          </table:table-cell>
          <table:table-cell office:value-type="float" office:value="26.88643856" calcext:value-type="float">
            <text:p>26.88643856</text:p>
          </table:table-cell>
          <table:table-cell office:value-type="float" office:value="40.61696029" calcext:value-type="float">
            <text:p>40.61696029</text:p>
          </table:table-cell>
          <table:table-cell office:value-type="float" office:value="49.99355235" calcext:value-type="float">
            <text:p>49.99355235</text:p>
          </table:table-cell>
          <table:table-cell office:value-type="float" office:value="19.26376682" calcext:value-type="float">
            <text:p>19.26376682</text:p>
          </table:table-cell>
          <table:table-cell office:value-type="float" office:value="302.7528036" calcext:value-type="float">
            <text:p>302.7528036</text:p>
          </table:table-cell>
          <table:table-cell table:number-columns-repeated="15" office:value-type="float" office:value="427.543801333333" calcext:value-type="float">
            <text:p>427.543801333333</text:p>
          </table:table-cell>
          <table:table-cell/>
          <table:table-cell office:value-type="float" office:value="5705.122732" calcext:value-type="float">
            <text:p>5705.1227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13.15702" calcext:value-type="float">
            <text:p>6413.15702</text:p>
          </table:table-cell>
          <table:table-cell table:formula="of:=SUM([.R7:.AF7])" office:value-type="float" office:value="6413.15702" calcext:value-type="float">
            <text:p>6413.15702</text:p>
          </table:table-cell>
          <table:table-cell/>
          <table:table-cell table:formula="of:=SUM([.C7:.AF7])+SUM([.AH7:.AI7])" office:value-type="float" office:value="12826.314040815" calcext:value-type="float">
            <text:p>12826.314040815</text:p>
          </table:table-cell>
          <table:table-cell office:value-type="float" office:value="12826.31404" calcext:value-type="float">
            <text:p>12826.31404</text:p>
          </table:table-cell>
          <table:table-cell table:style-name="ce4" table:formula="of:=ABS([.AN7]-[.AO7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ufacturing</text:p>
          </table:table-cell>
          <table:table-cell office:value-type="float" office:value="164.5004425" calcext:value-type="float">
            <text:p>164.5004425</text:p>
          </table:table-cell>
          <table:table-cell office:value-type="float" office:value="970.4051221" calcext:value-type="float">
            <text:p>970.4051221</text:p>
          </table:table-cell>
          <table:table-cell office:value-type="float" office:value="36.56598152" calcext:value-type="float">
            <text:p>36.56598152</text:p>
          </table:table-cell>
          <table:table-cell office:value-type="float" office:value="1573.394426" calcext:value-type="float">
            <text:p>1573.394426</text:p>
          </table:table-cell>
          <table:table-cell office:value-type="float" office:value="8804.074806" calcext:value-type="float">
            <text:p>8804.074806</text:p>
          </table:table-cell>
          <table:table-cell office:value-type="float" office:value="194.7635303" calcext:value-type="float">
            <text:p>194.7635303</text:p>
          </table:table-cell>
          <table:table-cell office:value-type="float" office:value="241.7818236" calcext:value-type="float">
            <text:p>241.7818236</text:p>
          </table:table-cell>
          <table:table-cell office:value-type="float" office:value="538.9186138" calcext:value-type="float">
            <text:p>538.9186138</text:p>
          </table:table-cell>
          <table:table-cell office:value-type="float" office:value="305.6073568" calcext:value-type="float">
            <text:p>305.6073568</text:p>
          </table:table-cell>
          <table:table-cell office:value-type="float" office:value="160.4779006" calcext:value-type="float">
            <text:p>160.4779006</text:p>
          </table:table-cell>
          <table:table-cell office:value-type="float" office:value="227.0992511" calcext:value-type="float">
            <text:p>227.0992511</text:p>
          </table:table-cell>
          <table:table-cell office:value-type="float" office:value="537.4475405" calcext:value-type="float">
            <text:p>537.4475405</text:p>
          </table:table-cell>
          <table:table-cell office:value-type="float" office:value="800.3647082" calcext:value-type="float">
            <text:p>800.3647082</text:p>
          </table:table-cell>
          <table:table-cell office:value-type="float" office:value="471.5648162" calcext:value-type="float">
            <text:p>471.5648162</text:p>
          </table:table-cell>
          <table:table-cell office:value-type="float" office:value="1402.733008" calcext:value-type="float">
            <text:p>1402.733008</text:p>
          </table:table-cell>
          <table:table-cell table:number-columns-repeated="15" office:value-type="float" office:value="1859.99269733333" calcext:value-type="float">
            <text:p>1859.99269733333</text:p>
          </table:table-cell>
          <table:table-cell/>
          <table:table-cell office:value-type="float" office:value="11470.19113" calcext:value-type="float">
            <text:p>11470.19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899.89046" calcext:value-type="float">
            <text:p>27899.89046</text:p>
          </table:table-cell>
          <table:table-cell table:formula="of:=SUM([.R8:.AF8])" office:value-type="float" office:value="27899.89046" calcext:value-type="float">
            <text:p>27899.89046</text:p>
          </table:table-cell>
          <table:table-cell/>
          <table:table-cell table:formula="of:=SUM([.C8:.AF8])+SUM([.AH8:.AI8])" office:value-type="float" office:value="55799.78091722" calcext:value-type="float">
            <text:p>55799.78091722</text:p>
          </table:table-cell>
          <table:table-cell office:value-type="float" office:value="55799.78092" calcext:value-type="float">
            <text:p>55799.78092</text:p>
          </table:table-cell>
          <table:table-cell table:style-name="ce4" table:formula="of:=ABS([.AN8]-[.AO8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Wholesale trade</text:p>
          </table:table-cell>
          <table:table-cell office:value-type="float" office:value="36.60998516" calcext:value-type="float">
            <text:p>36.60998516</text:p>
          </table:table-cell>
          <table:table-cell office:value-type="float" office:value="156.7725259" calcext:value-type="float">
            <text:p>156.7725259</text:p>
          </table:table-cell>
          <table:table-cell office:value-type="float" office:value="7.952973538" calcext:value-type="float">
            <text:p>7.952973538</text:p>
          </table:table-cell>
          <table:table-cell office:value-type="float" office:value="191.8069476" calcext:value-type="float">
            <text:p>191.8069476</text:p>
          </table:table-cell>
          <table:table-cell office:value-type="float" office:value="1626.696253" calcext:value-type="float">
            <text:p>1626.696253</text:p>
          </table:table-cell>
          <table:table-cell office:value-type="float" office:value="137.5191332" calcext:value-type="float">
            <text:p>137.5191332</text:p>
          </table:table-cell>
          <table:table-cell office:value-type="float" office:value="40.3783826" calcext:value-type="float">
            <text:p>40.3783826</text:p>
          </table:table-cell>
          <table:table-cell office:value-type="float" office:value="115.8852248" calcext:value-type="float">
            <text:p>115.8852248</text:p>
          </table:table-cell>
          <table:table-cell office:value-type="float" office:value="57.97172492" calcext:value-type="float">
            <text:p>57.97172492</text:p>
          </table:table-cell>
          <table:table-cell office:value-type="float" office:value="21.83919566" calcext:value-type="float">
            <text:p>21.83919566</text:p>
          </table:table-cell>
          <table:table-cell office:value-type="float" office:value="36.96398854" calcext:value-type="float">
            <text:p>36.96398854</text:p>
          </table:table-cell>
          <table:table-cell office:value-type="float" office:value="78.77563548" calcext:value-type="float">
            <text:p>78.77563548</text:p>
          </table:table-cell>
          <table:table-cell office:value-type="float" office:value="137.2484897" calcext:value-type="float">
            <text:p>137.2484897</text:p>
          </table:table-cell>
          <table:table-cell office:value-type="float" office:value="64.55023553" calcext:value-type="float">
            <text:p>64.55023553</text:p>
          </table:table-cell>
          <table:table-cell office:value-type="float" office:value="168.8244091" calcext:value-type="float">
            <text:p>168.8244091</text:p>
          </table:table-cell>
          <table:table-cell table:number-columns-repeated="15" office:value-type="float" office:value="337.961989266667" calcext:value-type="float">
            <text:p>337.961989266667</text:p>
          </table:table-cell>
          <table:table-cell/>
          <table:table-cell office:value-type="float" office:value="2189.634735" calcext:value-type="float">
            <text:p>2189.6347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69.429839" calcext:value-type="float">
            <text:p>5069.429839</text:p>
          </table:table-cell>
          <table:table-cell table:formula="of:=SUM([.R9:.AF9])" office:value-type="float" office:value="5069.429839" calcext:value-type="float">
            <text:p>5069.429839</text:p>
          </table:table-cell>
          <table:table-cell/>
          <table:table-cell table:formula="of:=SUM([.C9:.AF9])+SUM([.AH9:.AI9])" office:value-type="float" office:value="10138.859678728" calcext:value-type="float">
            <text:p>10138.859678728</text:p>
          </table:table-cell>
          <table:table-cell office:value-type="float" office:value="10138.85968" calcext:value-type="float">
            <text:p>10138.85968</text:p>
          </table:table-cell>
          <table:table-cell table:style-name="ce4" table:formula="of:=ABS([.AN9]-[.AO9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Retail trade</text:p>
          </table:table-cell>
          <table:table-cell office:value-type="float" office:value="0.612888667" calcext:value-type="float">
            <text:p>0.612888667</text:p>
          </table:table-cell>
          <table:table-cell office:value-type="float" office:value="18.90994977" calcext:value-type="float">
            <text:p>18.90994977</text:p>
          </table:table-cell>
          <table:table-cell office:value-type="float" office:value="0.559712202" calcext:value-type="float">
            <text:p>0.559712202</text:p>
          </table:table-cell>
          <table:table-cell office:value-type="float" office:value="480.0158558" calcext:value-type="float">
            <text:p>480.0158558</text:p>
          </table:table-cell>
          <table:table-cell office:value-type="float" office:value="109.9426745" calcext:value-type="float">
            <text:p>109.9426745</text:p>
          </table:table-cell>
          <table:table-cell office:value-type="float" office:value="18.99501393" calcext:value-type="float">
            <text:p>18.99501393</text:p>
          </table:table-cell>
          <table:table-cell office:value-type="float" office:value="44.22611801" calcext:value-type="float">
            <text:p>44.22611801</text:p>
          </table:table-cell>
          <table:table-cell office:value-type="float" office:value="24.09064017" calcext:value-type="float">
            <text:p>24.09064017</text:p>
          </table:table-cell>
          <table:table-cell office:value-type="float" office:value="4.376733226" calcext:value-type="float">
            <text:p>4.376733226</text:p>
          </table:table-cell>
          <table:table-cell office:value-type="float" office:value="46.91454281" calcext:value-type="float">
            <text:p>46.91454281</text:p>
          </table:table-cell>
          <table:table-cell office:value-type="float" office:value="30.85648577" calcext:value-type="float">
            <text:p>30.85648577</text:p>
          </table:table-cell>
          <table:table-cell office:value-type="float" office:value="16.94958785" calcext:value-type="float">
            <text:p>16.94958785</text:p>
          </table:table-cell>
          <table:table-cell office:value-type="float" office:value="31.91994071" calcext:value-type="float">
            <text:p>31.91994071</text:p>
          </table:table-cell>
          <table:table-cell office:value-type="float" office:value="51.63578911" calcext:value-type="float">
            <text:p>51.63578911</text:p>
          </table:table-cell>
          <table:table-cell office:value-type="float" office:value="0.184748995" calcext:value-type="float">
            <text:p>0.184748995</text:p>
          </table:table-cell>
          <table:table-cell table:number-columns-repeated="15" office:value-type="float" office:value="498.859484466667" calcext:value-type="float">
            <text:p>498.859484466667</text:p>
          </table:table-cell>
          <table:table-cell/>
          <table:table-cell office:value-type="float" office:value="6602.701586" calcext:value-type="float">
            <text:p>6602.7015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82.892267" calcext:value-type="float">
            <text:p>7482.892267</text:p>
          </table:table-cell>
          <table:table-cell table:formula="of:=SUM([.R10:.AF10])" office:value-type="float" office:value="7482.892267" calcext:value-type="float">
            <text:p>7482.892267</text:p>
          </table:table-cell>
          <table:table-cell/>
          <table:table-cell table:formula="of:=SUM([.C10:.AF10])+SUM([.AH10:.AI10])" office:value-type="float" office:value="14965.78453452" calcext:value-type="float">
            <text:p>14965.78453452</text:p>
          </table:table-cell>
          <table:table-cell office:value-type="float" office:value="14965.78453" calcext:value-type="float">
            <text:p>14965.78453</text:p>
          </table:table-cell>
          <table:table-cell table:style-name="ce4" table:formula="of:=ABS([.AN10]-[.AO10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Transportation and warehousing</text:p>
          </table:table-cell>
          <table:table-cell office:value-type="float" office:value="33.24442724" calcext:value-type="float">
            <text:p>33.24442724</text:p>
          </table:table-cell>
          <table:table-cell office:value-type="float" office:value="328.7972073" calcext:value-type="float">
            <text:p>328.7972073</text:p>
          </table:table-cell>
          <table:table-cell office:value-type="float" office:value="212.8343495" calcext:value-type="float">
            <text:p>212.8343495</text:p>
          </table:table-cell>
          <table:table-cell office:value-type="float" office:value="133.5780589" calcext:value-type="float">
            <text:p>133.5780589</text:p>
          </table:table-cell>
          <table:table-cell office:value-type="float" office:value="1089.852581" calcext:value-type="float">
            <text:p>1089.852581</text:p>
          </table:table-cell>
          <table:table-cell office:value-type="float" office:value="108.4658503" calcext:value-type="float">
            <text:p>108.4658503</text:p>
          </table:table-cell>
          <table:table-cell office:value-type="float" office:value="172.4580878" calcext:value-type="float">
            <text:p>172.4580878</text:p>
          </table:table-cell>
          <table:table-cell office:value-type="float" office:value="727.8326106" calcext:value-type="float">
            <text:p>727.8326106</text:p>
          </table:table-cell>
          <table:table-cell office:value-type="float" office:value="56.58516407" calcext:value-type="float">
            <text:p>56.58516407</text:p>
          </table:table-cell>
          <table:table-cell office:value-type="float" office:value="124.2519835" calcext:value-type="float">
            <text:p>124.2519835</text:p>
          </table:table-cell>
          <table:table-cell office:value-type="float" office:value="95.64600447" calcext:value-type="float">
            <text:p>95.64600447</text:p>
          </table:table-cell>
          <table:table-cell office:value-type="float" office:value="98.83766625" calcext:value-type="float">
            <text:p>98.83766625</text:p>
          </table:table-cell>
          <table:table-cell office:value-type="float" office:value="93.6067244" calcext:value-type="float">
            <text:p>93.6067244</text:p>
          </table:table-cell>
          <table:table-cell office:value-type="float" office:value="47.48758067" calcext:value-type="float">
            <text:p>47.48758067</text:p>
          </table:table-cell>
          <table:table-cell office:value-type="float" office:value="334.5090562" calcext:value-type="float">
            <text:p>334.5090562</text:p>
          </table:table-cell>
          <table:table-cell table:number-columns-repeated="15" office:value-type="float" office:value="325.926146733333" calcext:value-type="float">
            <text:p>325.926146733333</text:p>
          </table:table-cell>
          <table:table-cell/>
          <table:table-cell office:value-type="float" office:value="1230.904849" calcext:value-type="float">
            <text:p>1230.9048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8.892201" calcext:value-type="float">
            <text:p>4888.892201</text:p>
          </table:table-cell>
          <table:table-cell table:formula="of:=SUM([.R11:.AF11])" office:value-type="float" office:value="4888.892201" calcext:value-type="float">
            <text:p>4888.892201</text:p>
          </table:table-cell>
          <table:table-cell/>
          <table:table-cell table:formula="of:=SUM([.C11:.AF11])+SUM([.AH11:.AI11])" office:value-type="float" office:value="9777.7844022" calcext:value-type="float">
            <text:p>9777.7844022</text:p>
          </table:table-cell>
          <table:table-cell office:value-type="float" office:value="9777.784403" calcext:value-type="float">
            <text:p>9777.784403</text:p>
          </table:table-cell>
          <table:table-cell table:style-name="ce4" table:formula="of:=ABS([.AN11]-[.AO11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Information</text:p>
          </table:table-cell>
          <table:table-cell office:value-type="float" office:value="3.578329562" calcext:value-type="float">
            <text:p>3.578329562</text:p>
          </table:table-cell>
          <table:table-cell office:value-type="float" office:value="24.42408478" calcext:value-type="float">
            <text:p>24.42408478</text:p>
          </table:table-cell>
          <table:table-cell office:value-type="float" office:value="1.257765961" calcext:value-type="float">
            <text:p>1.257765961</text:p>
          </table:table-cell>
          <table:table-cell office:value-type="float" office:value="52.29021781" calcext:value-type="float">
            <text:p>52.29021781</text:p>
          </table:table-cell>
          <table:table-cell office:value-type="float" office:value="239.616194" calcext:value-type="float">
            <text:p>239.616194</text:p>
          </table:table-cell>
          <table:table-cell office:value-type="float" office:value="74.08276485" calcext:value-type="float">
            <text:p>74.08276485</text:p>
          </table:table-cell>
          <table:table-cell office:value-type="float" office:value="110.2492044" calcext:value-type="float">
            <text:p>110.2492044</text:p>
          </table:table-cell>
          <table:table-cell office:value-type="float" office:value="65.53790283" calcext:value-type="float">
            <text:p>65.53790283</text:p>
          </table:table-cell>
          <table:table-cell office:value-type="float" office:value="922.7195922" calcext:value-type="float">
            <text:p>922.7195922</text:p>
          </table:table-cell>
          <table:table-cell office:value-type="float" office:value="104.3273809" calcext:value-type="float">
            <text:p>104.3273809</text:p>
          </table:table-cell>
          <table:table-cell office:value-type="float" office:value="209.7033421" calcext:value-type="float">
            <text:p>209.7033421</text:p>
          </table:table-cell>
          <table:table-cell office:value-type="float" office:value="157.456996" calcext:value-type="float">
            <text:p>157.456996</text:p>
          </table:table-cell>
          <table:table-cell office:value-type="float" office:value="125.6265686" calcext:value-type="float">
            <text:p>125.6265686</text:p>
          </table:table-cell>
          <table:table-cell office:value-type="float" office:value="72.3210679" calcext:value-type="float">
            <text:p>72.3210679</text:p>
          </table:table-cell>
          <table:table-cell office:value-type="float" office:value="374.2895391" calcext:value-type="float">
            <text:p>374.2895391</text:p>
          </table:table-cell>
          <table:table-cell table:number-columns-repeated="15" office:value-type="float" office:value="290.0002312" calcext:value-type="float">
            <text:p>290.0002312</text:p>
          </table:table-cell>
          <table:table-cell/>
          <table:table-cell office:value-type="float" office:value="1812.522517" calcext:value-type="float">
            <text:p>1812.5225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50.003468" calcext:value-type="float">
            <text:p>4350.003468</text:p>
          </table:table-cell>
          <table:table-cell table:formula="of:=SUM([.R12:.AF12])" office:value-type="float" office:value="4350.003468" calcext:value-type="float">
            <text:p>4350.003468</text:p>
          </table:table-cell>
          <table:table-cell/>
          <table:table-cell table:formula="of:=SUM([.C12:.AF12])+SUM([.AH12:.AI12])" office:value-type="float" office:value="8700.006935993" calcext:value-type="float">
            <text:p>8700.006935993</text:p>
          </table:table-cell>
          <table:table-cell office:value-type="float" office:value="8700.006936" calcext:value-type="float">
            <text:p>8700.006936</text:p>
          </table:table-cell>
          <table:table-cell table:style-name="ce4" table:formula="of:=ABS([.AN12]-[.AO12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Finance, insurance and real estate</text:p>
          </table:table-cell>
          <table:table-cell office:value-type="float" office:value="37.94112419" calcext:value-type="float">
            <text:p>37.94112419</text:p>
          </table:table-cell>
          <table:table-cell office:value-type="float" office:value="611.5178791" calcext:value-type="float">
            <text:p>611.5178791</text:p>
          </table:table-cell>
          <table:table-cell office:value-type="float" office:value="18.31251231" calcext:value-type="float">
            <text:p>18.31251231</text:p>
          </table:table-cell>
          <table:table-cell office:value-type="float" office:value="134.9324893" calcext:value-type="float">
            <text:p>134.9324893</text:p>
          </table:table-cell>
          <table:table-cell office:value-type="float" office:value="547.3384518" calcext:value-type="float">
            <text:p>547.3384518</text:p>
          </table:table-cell>
          <table:table-cell office:value-type="float" office:value="177.7119399" calcext:value-type="float">
            <text:p>177.7119399</text:p>
          </table:table-cell>
          <table:table-cell office:value-type="float" office:value="430.3033042" calcext:value-type="float">
            <text:p>430.3033042</text:p>
          </table:table-cell>
          <table:table-cell office:value-type="float" office:value="178.8377384" calcext:value-type="float">
            <text:p>178.8377384</text:p>
          </table:table-cell>
          <table:table-cell office:value-type="float" office:value="220.8123128" calcext:value-type="float">
            <text:p>220.8123128</text:p>
          </table:table-cell>
          <table:table-cell office:value-type="float" office:value="1695.848162" calcext:value-type="float">
            <text:p>1695.848162</text:p>
          </table:table-cell>
          <table:table-cell office:value-type="float" office:value="273.2991896" calcext:value-type="float">
            <text:p>273.2991896</text:p>
          </table:table-cell>
          <table:table-cell office:value-type="float" office:value="460.0795215" calcext:value-type="float">
            <text:p>460.0795215</text:p>
          </table:table-cell>
          <table:table-cell office:value-type="float" office:value="364.5586073" calcext:value-type="float">
            <text:p>364.5586073</text:p>
          </table:table-cell>
          <table:table-cell office:value-type="float" office:value="173.6142256" calcext:value-type="float">
            <text:p>173.6142256</text:p>
          </table:table-cell>
          <table:table-cell office:value-type="float" office:value="326.2520087" calcext:value-type="float">
            <text:p>326.2520087</text:p>
          </table:table-cell>
          <table:table-cell table:number-columns-repeated="15" office:value-type="float" office:value="882.472322666667" calcext:value-type="float">
            <text:p>882.472322666667</text:p>
          </table:table-cell>
          <table:table-cell/>
          <table:table-cell office:value-type="float" office:value="7585.725369" calcext:value-type="float">
            <text:p>7585.7253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37.08484" calcext:value-type="float">
            <text:p>13237.08484</text:p>
          </table:table-cell>
          <table:table-cell table:formula="of:=SUM([.R13:.AF13])" office:value-type="float" office:value="13237.08484" calcext:value-type="float">
            <text:p>13237.08484</text:p>
          </table:table-cell>
          <table:table-cell/>
          <table:table-cell table:formula="of:=SUM([.C13:.AF13])+SUM([.AH13:.AI13])" office:value-type="float" office:value="26474.1696757" calcext:value-type="float">
            <text:p>26474.1696757</text:p>
          </table:table-cell>
          <table:table-cell office:value-type="float" office:value="26474.16967" calcext:value-type="float">
            <text:p>26474.16967</text:p>
          </table:table-cell>
          <table:table-cell table:style-name="ce4" table:formula="of:=ABS([.AN13]-[.AO13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Professional and business services</text:p>
          </table:table-cell>
          <table:table-cell office:value-type="float" office:value="8.748259022" calcext:value-type="float">
            <text:p>8.748259022</text:p>
          </table:table-cell>
          <table:table-cell office:value-type="float" office:value="415.2141176" calcext:value-type="float">
            <text:p>415.2141176</text:p>
          </table:table-cell>
          <table:table-cell office:value-type="float" office:value="11.64549812" calcext:value-type="float">
            <text:p>11.64549812</text:p>
          </table:table-cell>
          <table:table-cell office:value-type="float" office:value="233.1199685" calcext:value-type="float">
            <text:p>233.1199685</text:p>
          </table:table-cell>
          <table:table-cell office:value-type="float" office:value="1088.870987" calcext:value-type="float">
            <text:p>1088.870987</text:p>
          </table:table-cell>
          <table:table-cell office:value-type="float" office:value="251.6354775" calcext:value-type="float">
            <text:p>251.6354775</text:p>
          </table:table-cell>
          <table:table-cell office:value-type="float" office:value="498.3498438" calcext:value-type="float">
            <text:p>498.3498438</text:p>
          </table:table-cell>
          <table:table-cell office:value-type="float" office:value="196.6791959" calcext:value-type="float">
            <text:p>196.6791959</text:p>
          </table:table-cell>
          <table:table-cell office:value-type="float" office:value="280.2040884" calcext:value-type="float">
            <text:p>280.2040884</text:p>
          </table:table-cell>
          <table:table-cell office:value-type="float" office:value="433.5817344" calcext:value-type="float">
            <text:p>433.5817344</text:p>
          </table:table-cell>
          <table:table-cell office:value-type="float" office:value="444.2692248" calcext:value-type="float">
            <text:p>444.2692248</text:p>
          </table:table-cell>
          <table:table-cell office:value-type="float" office:value="309.5463005" calcext:value-type="float">
            <text:p>309.5463005</text:p>
          </table:table-cell>
          <table:table-cell office:value-type="float" office:value="184.8661006" calcext:value-type="float">
            <text:p>184.8661006</text:p>
          </table:table-cell>
          <table:table-cell office:value-type="float" office:value="125.3345191" calcext:value-type="float">
            <text:p>125.3345191</text:p>
          </table:table-cell>
          <table:table-cell office:value-type="float" office:value="740.7576349" calcext:value-type="float">
            <text:p>740.7576349</text:p>
          </table:table-cell>
          <table:table-cell table:number-columns-repeated="15" office:value-type="float" office:value="414.250105333333" calcext:value-type="float">
            <text:p>414.250105333333</text:p>
          </table:table-cell>
          <table:table-cell/>
          <table:table-cell office:value-type="float" office:value="990.9286303" calcext:value-type="float">
            <text:p>990.92863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13.75158" calcext:value-type="float">
            <text:p>6213.75158</text:p>
          </table:table-cell>
          <table:table-cell table:formula="of:=SUM([.R14:.AF14])" office:value-type="float" office:value="6213.75158" calcext:value-type="float">
            <text:p>6213.75158</text:p>
          </table:table-cell>
          <table:table-cell/>
          <table:table-cell table:formula="of:=SUM([.C14:.AF14])+SUM([.AH14:.AI14])" office:value-type="float" office:value="12427.503160442" calcext:value-type="float">
            <text:p>12427.503160442</text:p>
          </table:table-cell>
          <table:table-cell office:value-type="float" office:value="12427.50316" calcext:value-type="float">
            <text:p>12427.50316</text:p>
          </table:table-cell>
          <table:table-cell table:style-name="ce4" table:formula="of:=ABS([.AN14]-[.AO14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Educational services</text:p>
          </table:table-cell>
          <table:table-cell office:value-type="float" office:value="0.047178916" calcext:value-type="float">
            <text:p>0.047178916</text:p>
          </table:table-cell>
          <table:table-cell office:value-type="float" office:value="2.817332859" calcext:value-type="float">
            <text:p>2.817332859</text:p>
          </table:table-cell>
          <table:table-cell office:value-type="float" office:value="1.615211944" calcext:value-type="float">
            <text:p>1.615211944</text:p>
          </table:table-cell>
          <table:table-cell office:value-type="float" office:value="0.557400977" calcext:value-type="float">
            <text:p>0.557400977</text:p>
          </table:table-cell>
          <table:table-cell office:value-type="float" office:value="17.90315521" calcext:value-type="float">
            <text:p>17.90315521</text:p>
          </table:table-cell>
          <table:table-cell office:value-type="float" office:value="3.720618651" calcext:value-type="float">
            <text:p>3.720618651</text:p>
          </table:table-cell>
          <table:table-cell office:value-type="float" office:value="3.671156631" calcext:value-type="float">
            <text:p>3.671156631</text:p>
          </table:table-cell>
          <table:table-cell office:value-type="float" office:value="3.508373189" calcext:value-type="float">
            <text:p>3.508373189</text:p>
          </table:table-cell>
          <table:table-cell office:value-type="float" office:value="9.813130219" calcext:value-type="float">
            <text:p>9.813130219</text:p>
          </table:table-cell>
          <table:table-cell office:value-type="float" office:value="3.535292385" calcext:value-type="float">
            <text:p>3.535292385</text:p>
          </table:table-cell>
          <table:table-cell office:value-type="float" office:value="5.892268842" calcext:value-type="float">
            <text:p>5.892268842</text:p>
          </table:table-cell>
          <table:table-cell office:value-type="float" office:value="50.02083902" calcext:value-type="float">
            <text:p>50.02083902</text:p>
          </table:table-cell>
          <table:table-cell office:value-type="float" office:value="3.066441797" calcext:value-type="float">
            <text:p>3.066441797</text:p>
          </table:table-cell>
          <table:table-cell office:value-type="float" office:value="2.985331213" calcext:value-type="float">
            <text:p>2.985331213</text:p>
          </table:table-cell>
          <table:table-cell office:value-type="float" office:value="190.0718272" calcext:value-type="float">
            <text:p>190.0718272</text:p>
          </table:table-cell>
          <table:table-cell table:number-columns-repeated="15" office:value-type="float" office:value="511.1674294" calcext:value-type="float">
            <text:p>511.1674294</text:p>
          </table:table-cell>
          <table:table-cell/>
          <table:table-cell office:value-type="float" office:value="7368.285882" calcext:value-type="float">
            <text:p>7368.2858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67.511441" calcext:value-type="float">
            <text:p>7667.511441</text:p>
          </table:table-cell>
          <table:table-cell table:formula="of:=SUM([.R15:.AF15])" office:value-type="float" office:value="7667.511441" calcext:value-type="float">
            <text:p>7667.511441</text:p>
          </table:table-cell>
          <table:table-cell/>
          <table:table-cell table:formula="of:=SUM([.C15:.AF15])+SUM([.AH15:.AI15])" office:value-type="float" office:value="15335.022882053" calcext:value-type="float">
            <text:p>15335.022882053</text:p>
          </table:table-cell>
          <table:table-cell office:value-type="float" office:value="15335.02288" calcext:value-type="float">
            <text:p>15335.02288</text:p>
          </table:table-cell>
          <table:table-cell table:style-name="ce4" table:formula="of:=ABS([.AN15]-[.AO15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Arts, recreation, accomodation</text:p>
          </table:table-cell>
          <table:table-cell office:value-type="float" office:value="2.193831931" calcext:value-type="float">
            <text:p>2.193831931</text:p>
          </table:table-cell>
          <table:table-cell office:value-type="float" office:value="27.93023829" calcext:value-type="float">
            <text:p>27.93023829</text:p>
          </table:table-cell>
          <table:table-cell office:value-type="float" office:value="4.697572446" calcext:value-type="float">
            <text:p>4.697572446</text:p>
          </table:table-cell>
          <table:table-cell office:value-type="float" office:value="15.70670716" calcext:value-type="float">
            <text:p>15.70670716</text:p>
          </table:table-cell>
          <table:table-cell office:value-type="float" office:value="175.5876296" calcext:value-type="float">
            <text:p>175.5876296</text:p>
          </table:table-cell>
          <table:table-cell office:value-type="float" office:value="38.91441078" calcext:value-type="float">
            <text:p>38.91441078</text:p>
          </table:table-cell>
          <table:table-cell office:value-type="float" office:value="61.54040402" calcext:value-type="float">
            <text:p>61.54040402</text:p>
          </table:table-cell>
          <table:table-cell office:value-type="float" office:value="45.1669743" calcext:value-type="float">
            <text:p>45.1669743</text:p>
          </table:table-cell>
          <table:table-cell office:value-type="float" office:value="92.95628451" calcext:value-type="float">
            <text:p>92.95628451</text:p>
          </table:table-cell>
          <table:table-cell office:value-type="float" office:value="102.4573326" calcext:value-type="float">
            <text:p>102.4573326</text:p>
          </table:table-cell>
          <table:table-cell office:value-type="float" office:value="120.3928839" calcext:value-type="float">
            <text:p>120.3928839</text:p>
          </table:table-cell>
          <table:table-cell office:value-type="float" office:value="132.7171586" calcext:value-type="float">
            <text:p>132.7171586</text:p>
          </table:table-cell>
          <table:table-cell office:value-type="float" office:value="207.0952624" calcext:value-type="float">
            <text:p>207.0952624</text:p>
          </table:table-cell>
          <table:table-cell office:value-type="float" office:value="35.76853174" calcext:value-type="float">
            <text:p>35.76853174</text:p>
          </table:table-cell>
          <table:table-cell office:value-type="float" office:value="188.9674816" calcext:value-type="float">
            <text:p>188.9674816</text:p>
          </table:table-cell>
          <table:table-cell table:number-columns-repeated="15" office:value-type="float" office:value="390.929469933333" calcext:value-type="float">
            <text:p>390.929469933333</text:p>
          </table:table-cell>
          <table:table-cell/>
          <table:table-cell office:value-type="float" office:value="4611.849345" calcext:value-type="float">
            <text:p>4611.8493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63.942049" calcext:value-type="float">
            <text:p>5863.942049</text:p>
          </table:table-cell>
          <table:table-cell table:formula="of:=SUM([.R16:.AF16])" office:value-type="float" office:value="5863.942049" calcext:value-type="float">
            <text:p>5863.942049</text:p>
          </table:table-cell>
          <table:table-cell/>
          <table:table-cell table:formula="of:=SUM([.C16:.AF16])+SUM([.AH16:.AI16])" office:value-type="float" office:value="11727.884097877" calcext:value-type="float">
            <text:p>11727.884097877</text:p>
          </table:table-cell>
          <table:table-cell office:value-type="float" office:value="11727.8841" calcext:value-type="float">
            <text:p>11727.8841</text:p>
          </table:table-cell>
          <table:table-cell table:style-name="ce4" table:formula="of:=ABS([.AN16]-[.AO16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ther services except Gov.</text:p>
          </table:table-cell>
          <table:table-cell office:value-type="float" office:value="9.541252167" calcext:value-type="float">
            <text:p>9.541252167</text:p>
          </table:table-cell>
          <table:table-cell office:value-type="float" office:value="13.95336955" calcext:value-type="float">
            <text:p>13.95336955</text:p>
          </table:table-cell>
          <table:table-cell office:value-type="float" office:value="0.926878789" calcext:value-type="float">
            <text:p>0.926878789</text:p>
          </table:table-cell>
          <table:table-cell office:value-type="float" office:value="53.05067006" calcext:value-type="float">
            <text:p>53.05067006</text:p>
          </table:table-cell>
          <table:table-cell office:value-type="float" office:value="279.684674" calcext:value-type="float">
            <text:p>279.684674</text:p>
          </table:table-cell>
          <table:table-cell office:value-type="float" office:value="37.59282935" calcext:value-type="float">
            <text:p>37.59282935</text:p>
          </table:table-cell>
          <table:table-cell office:value-type="float" office:value="47.10584142" calcext:value-type="float">
            <text:p>47.10584142</text:p>
          </table:table-cell>
          <table:table-cell office:value-type="float" office:value="53.84478734" calcext:value-type="float">
            <text:p>53.84478734</text:p>
          </table:table-cell>
          <table:table-cell office:value-type="float" office:value="59.84586253" calcext:value-type="float">
            <text:p>59.84586253</text:p>
          </table:table-cell>
          <table:table-cell office:value-type="float" office:value="80.40405688" calcext:value-type="float">
            <text:p>80.40405688</text:p>
          </table:table-cell>
          <table:table-cell office:value-type="float" office:value="63.20759774" calcext:value-type="float">
            <text:p>63.20759774</text:p>
          </table:table-cell>
          <table:table-cell office:value-type="float" office:value="43.56026597" calcext:value-type="float">
            <text:p>43.56026597</text:p>
          </table:table-cell>
          <table:table-cell office:value-type="float" office:value="52.96814321" calcext:value-type="float">
            <text:p>52.96814321</text:p>
          </table:table-cell>
          <table:table-cell office:value-type="float" office:value="33.25291792" calcext:value-type="float">
            <text:p>33.25291792</text:p>
          </table:table-cell>
          <table:table-cell office:value-type="float" office:value="187.463368" calcext:value-type="float">
            <text:p>187.463368</text:p>
          </table:table-cell>
          <table:table-cell table:number-columns-repeated="15" office:value-type="float" office:value="201.291584933333" calcext:value-type="float">
            <text:p>201.291584933333</text:p>
          </table:table-cell>
          <table:table-cell/>
          <table:table-cell office:value-type="float" office:value="2002.971259" calcext:value-type="float">
            <text:p>2002.9712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19.373774" calcext:value-type="float">
            <text:p>3019.373774</text:p>
          </table:table-cell>
          <table:table-cell table:formula="of:=SUM([.R17:.AF17])" office:value-type="float" office:value="3019.373774" calcext:value-type="float">
            <text:p>3019.373774</text:p>
          </table:table-cell>
          <table:table-cell/>
          <table:table-cell table:formula="of:=SUM([.C17:.AF17])+SUM([.AH17:.AI17])" office:value-type="float" office:value="6038.747547926" calcext:value-type="float">
            <text:p>6038.747547926</text:p>
          </table:table-cell>
          <table:table-cell office:value-type="float" office:value="6038.747547" calcext:value-type="float">
            <text:p>6038.747547</text:p>
          </table:table-cell>
          <table:table-cell table:style-name="ce4" table:formula="of:=ABS([.AN17]-[.AO17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Governement</text:p>
          </table:table-cell>
          <table:table-cell office:value-type="float" office:value="0.420724536" calcext:value-type="float">
            <text:p>0.420724536</text:p>
          </table:table-cell>
          <table:table-cell office:value-type="float" office:value="2.189292903" calcext:value-type="float">
            <text:p>2.189292903</text:p>
          </table:table-cell>
          <table:table-cell office:value-type="float" office:value="1.020994541" calcext:value-type="float">
            <text:p>1.020994541</text:p>
          </table:table-cell>
          <table:table-cell office:value-type="float" office:value="7.374157249" calcext:value-type="float">
            <text:p>7.374157249</text:p>
          </table:table-cell>
          <table:table-cell office:value-type="float" office:value="22.9787843" calcext:value-type="float">
            <text:p>22.9787843</text:p>
          </table:table-cell>
          <table:table-cell office:value-type="float" office:value="22.26923953" calcext:value-type="float">
            <text:p>22.26923953</text:p>
          </table:table-cell>
          <table:table-cell office:value-type="float" office:value="39.01098926" calcext:value-type="float">
            <text:p>39.01098926</text:p>
          </table:table-cell>
          <table:table-cell office:value-type="float" office:value="9.204989814" calcext:value-type="float">
            <text:p>9.204989814</text:p>
          </table:table-cell>
          <table:table-cell office:value-type="float" office:value="23.52712914" calcext:value-type="float">
            <text:p>23.52712914</text:p>
          </table:table-cell>
          <table:table-cell office:value-type="float" office:value="37.65449074" calcext:value-type="float">
            <text:p>37.65449074</text:p>
          </table:table-cell>
          <table:table-cell office:value-type="float" office:value="43.65188428" calcext:value-type="float">
            <text:p>43.65188428</text:p>
          </table:table-cell>
          <table:table-cell office:value-type="float" office:value="75.69634637" calcext:value-type="float">
            <text:p>75.69634637</text:p>
          </table:table-cell>
          <table:table-cell office:value-type="float" office:value="26.9345519" calcext:value-type="float">
            <text:p>26.9345519</text:p>
          </table:table-cell>
          <table:table-cell office:value-type="float" office:value="22.84119147" calcext:value-type="float">
            <text:p>22.84119147</text:p>
          </table:table-cell>
          <table:table-cell office:value-type="float" office:value="61.83786037" calcext:value-type="float">
            <text:p>61.83786037</text:p>
          </table:table-cell>
          <table:table-cell table:number-columns-repeated="15" office:value-type="float" office:value="977.084735333333" calcext:value-type="float">
            <text:p>977.084735333333</text:p>
          </table:table-cell>
          <table:table-cell/>
          <table:table-cell office:value-type="float" office:value="14259.6584" calcext:value-type="float">
            <text:p>14259.65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656.27103" calcext:value-type="float">
            <text:p>14656.27103</text:p>
          </table:table-cell>
          <table:table-cell table:formula="of:=SUM([.R18:.AF18])" office:value-type="float" office:value="14656.27103" calcext:value-type="float">
            <text:p>14656.27103</text:p>
          </table:table-cell>
          <table:table-cell/>
          <table:table-cell table:formula="of:=SUM([.C18:.AF18])+SUM([.AH18:.AI18])" office:value-type="float" office:value="29312.542056403" calcext:value-type="float">
            <text:p>29312.542056403</text:p>
          </table:table-cell>
          <table:table-cell office:value-type="float" office:value="29312.54206" calcext:value-type="float">
            <text:p>29312.54206</text:p>
          </table:table-cell>
          <table:table-cell table:style-name="ce4" table:formula="of:=ABS([.AN18]-[.AO18]) &lt; 0.00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Agriculture &amp; Co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19:.AF19])" office:value-type="float" office:value="0" calcext:value-type="float">
            <text:p>0</text:p>
          </table:table-cell>
          <table:table-cell/>
          <table:table-cell table:formula="of:=SUM([.C19:.AF19])+SUM([.AH19:.AI19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Mining and Extraction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20:.AF20])" office:value-type="float" office:value="0" calcext:value-type="float">
            <text:p>0</text:p>
          </table:table-cell>
          <table:table-cell/>
          <table:table-cell table:formula="of:=SUM([.C20:.AF20])+SUM([.AH20:.AI20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Utilities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21:.AF21])" office:value-type="float" office:value="0" calcext:value-type="float">
            <text:p>0</text:p>
          </table:table-cell>
          <table:table-cell/>
          <table:table-cell table:formula="of:=SUM([.C21:.AF21])+SUM([.AH21:.AI21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onstruction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22:.AF22])" office:value-type="float" office:value="0" calcext:value-type="float">
            <text:p>0</text:p>
          </table:table-cell>
          <table:table-cell/>
          <table:table-cell table:formula="of:=SUM([.C22:.AF22])+SUM([.AH22:.AI22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Manufacturing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23:.AF23])" office:value-type="float" office:value="0" calcext:value-type="float">
            <text:p>0</text:p>
          </table:table-cell>
          <table:table-cell/>
          <table:table-cell table:formula="of:=SUM([.C23:.AF23])+SUM([.AH23:.AI23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Wholesale trade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24:.AF24])" office:value-type="float" office:value="0" calcext:value-type="float">
            <text:p>0</text:p>
          </table:table-cell>
          <table:table-cell/>
          <table:table-cell table:formula="of:=SUM([.C24:.AF24])+SUM([.AH24:.AI24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Retail trade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25:.AF25])" office:value-type="float" office:value="0" calcext:value-type="float">
            <text:p>0</text:p>
          </table:table-cell>
          <table:table-cell/>
          <table:table-cell table:formula="of:=SUM([.C25:.AF25])+SUM([.AH25:.AI25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Transportation and warehousing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26:.AF26])" office:value-type="float" office:value="0" calcext:value-type="float">
            <text:p>0</text:p>
          </table:table-cell>
          <table:table-cell/>
          <table:table-cell table:formula="of:=SUM([.C26:.AF26])+SUM([.AH26:.AI26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Information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27:.AF27])" office:value-type="float" office:value="0" calcext:value-type="float">
            <text:p>0</text:p>
          </table:table-cell>
          <table:table-cell/>
          <table:table-cell table:formula="of:=SUM([.C27:.AF27])+SUM([.AH27:.AI27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Finance, insurance and real estate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28:.AF28])" office:value-type="float" office:value="0" calcext:value-type="float">
            <text:p>0</text:p>
          </table:table-cell>
          <table:table-cell/>
          <table:table-cell table:formula="of:=SUM([.C28:.AF28])+SUM([.AH28:.AI28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Professional and business services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29:.AF29])" office:value-type="float" office:value="0" calcext:value-type="float">
            <text:p>0</text:p>
          </table:table-cell>
          <table:table-cell/>
          <table:table-cell table:formula="of:=SUM([.C29:.AF29])+SUM([.AH29:.AI29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Educational services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30:.AF30])" office:value-type="float" office:value="0" calcext:value-type="float">
            <text:p>0</text:p>
          </table:table-cell>
          <table:table-cell/>
          <table:table-cell table:formula="of:=SUM([.C30:.AF30])+SUM([.AH30:.AI30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Arts, recreation, accomodation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31:.AF31])" office:value-type="float" office:value="0" calcext:value-type="float">
            <text:p>0</text:p>
          </table:table-cell>
          <table:table-cell/>
          <table:table-cell table:formula="of:=SUM([.C31:.AF31])+SUM([.AH31:.AI31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Other services except Gov.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32:.AF32])" office:value-type="float" office:value="0" calcext:value-type="float">
            <text:p>0</text:p>
          </table:table-cell>
          <table:table-cell/>
          <table:table-cell table:formula="of:=SUM([.C32:.AF32])+SUM([.AH32:.AI32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Governement</text:p>
          </table:table-cell>
          <table:table-cell office:value-type="float" office:value="47.34214968" calcext:value-type="float">
            <text:p>47.34214968</text:p>
          </table:table-cell>
          <table:table-cell office:value-type="float" office:value="321.527404266667" calcext:value-type="float">
            <text:p>321.527404266667</text:p>
          </table:table-cell>
          <table:table-cell office:value-type="float" office:value="38.08651622" calcext:value-type="float">
            <text:p>38.08651622</text:p>
          </table:table-cell>
          <table:table-cell office:value-type="float" office:value="228.492978533333" calcext:value-type="float">
            <text:p>228.492978533333</text:p>
          </table:table-cell>
          <table:table-cell office:value-type="float" office:value="1353.62046733333" calcext:value-type="float">
            <text:p>1353.62046733333</text:p>
          </table:table-cell>
          <table:table-cell office:value-type="float" office:value="124.560666866667" calcext:value-type="float">
            <text:p>124.560666866667</text:p>
          </table:table-cell>
          <table:table-cell office:value-type="float" office:value="204.3950904" calcext:value-type="float">
            <text:p>204.3950904</text:p>
          </table:table-cell>
          <table:table-cell office:value-type="float" office:value="167.0342412" calcext:value-type="float">
            <text:p>167.0342412</text:p>
          </table:table-cell>
          <table:table-cell office:value-type="float" office:value="199.703548666667" calcext:value-type="float">
            <text:p>199.703548666667</text:p>
          </table:table-cell>
          <table:table-cell office:value-type="float" office:value="355.4855958" calcext:value-type="float">
            <text:p>355.4855958</text:p>
          </table:table-cell>
          <table:table-cell office:value-type="float" office:value="181.602091" calcext:value-type="float">
            <text:p>181.602091</text:p>
          </table:table-cell>
          <table:table-cell office:value-type="float" office:value="199.9053216" calcext:value-type="float">
            <text:p>199.9053216</text:p>
          </table:table-cell>
          <table:table-cell office:value-type="float" office:value="192.0654292" calcext:value-type="float">
            <text:p>192.0654292</text:p>
          </table:table-cell>
          <table:table-cell office:value-type="float" office:value="103.192267666667" calcext:value-type="float">
            <text:p>103.192267666667</text:p>
          </table:table-cell>
          <table:table-cell office:value-type="float" office:value="451.969519733333" calcext:value-type="float">
            <text:p>451.969519733333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R33:.AF33])" office:value-type="float" office:value="0" calcext:value-type="float">
            <text:p>0</text:p>
          </table:table-cell>
          <table:table-cell/>
          <table:table-cell table:formula="of:=SUM([.C33:.AF33])+SUM([.AH33:.AI33])" office:value-type="float" office:value="4168.98328816667" calcext:value-type="float">
            <text:p>4168.98328816667</text:p>
          </table:table-cell>
          <table:table-cell table:number-columns-repeated="2"/>
        </table:table-row>
        <table:table-row table:style-name="ro1">
          <table:table-cell table:style-name="Default" table:number-columns-repeated="3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IMPORT</text:p>
          </table:table-cell>
          <table:table-cell table:style-name="Default"/>
          <table:table-cell table:style-name="Default" office:value-type="float" office:value="710.1322452" calcext:value-type="float">
            <text:p>710.1322452</text:p>
          </table:table-cell>
          <table:table-cell table:style-name="Default" office:value-type="float" office:value="4822.911064" calcext:value-type="float">
            <text:p>4822.911064</text:p>
          </table:table-cell>
          <table:table-cell table:style-name="Default" office:value-type="float" office:value="571.2977433" calcext:value-type="float">
            <text:p>571.2977433</text:p>
          </table:table-cell>
          <table:table-cell table:style-name="Default" office:value-type="float" office:value="3427.394678" calcext:value-type="float">
            <text:p>3427.394678</text:p>
          </table:table-cell>
          <table:table-cell table:style-name="Default" office:value-type="float" office:value="20304.30701" calcext:value-type="float">
            <text:p>20304.30701</text:p>
          </table:table-cell>
          <table:table-cell table:style-name="Default" office:value-type="float" office:value="1868.410003" calcext:value-type="float">
            <text:p>1868.410003</text:p>
          </table:table-cell>
          <table:table-cell table:style-name="Default" office:value-type="float" office:value="3065.926356" calcext:value-type="float">
            <text:p>3065.926356</text:p>
          </table:table-cell>
          <table:table-cell table:style-name="Default" office:value-type="float" office:value="2505.513618" calcext:value-type="float">
            <text:p>2505.513618</text:p>
          </table:table-cell>
          <table:table-cell table:style-name="Default" office:value-type="float" office:value="2995.55323" calcext:value-type="float">
            <text:p>2995.55323</text:p>
          </table:table-cell>
          <table:table-cell table:style-name="Default" office:value-type="float" office:value="5332.283937" calcext:value-type="float">
            <text:p>5332.283937</text:p>
          </table:table-cell>
          <table:table-cell table:style-name="Default" office:value-type="float" office:value="2724.031365" calcext:value-type="float">
            <text:p>2724.031365</text:p>
          </table:table-cell>
          <table:table-cell table:style-name="Default" office:value-type="float" office:value="2998.579824" calcext:value-type="float">
            <text:p>2998.579824</text:p>
          </table:table-cell>
          <table:table-cell table:style-name="Default" office:value-type="float" office:value="2880.981438" calcext:value-type="float">
            <text:p>2880.981438</text:p>
          </table:table-cell>
          <table:table-cell table:style-name="Default" office:value-type="float" office:value="1547.884015" calcext:value-type="float">
            <text:p>1547.884015</text:p>
          </table:table-cell>
          <table:table-cell table:style-name="Default" office:value-type="float" office:value="6779.542796" calcext:value-type="float">
            <text:p>6779.542796</text:p>
          </table:table-cell>
          <table:table-cell table:style-name="Default" table:number-columns-repeated="1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IMPORT CALC</text:p>
          </table:table-cell>
          <table:table-cell table:style-name="Default"/>
          <table:table-cell table:style-name="Default" table:formula="of:=SUM([.C19:.C33])" office:value-type="float" office:value="710.1322452" calcext:value-type="float">
            <text:p>710.1322452</text:p>
          </table:table-cell>
          <table:table-cell table:style-name="Default" table:formula="of:=SUM([.D19:.D33])" office:value-type="float" office:value="4822.911064" calcext:value-type="float">
            <text:p>4822.911064</text:p>
          </table:table-cell>
          <table:table-cell table:style-name="Default" table:formula="of:=SUM([.E19:.E33])" office:value-type="float" office:value="571.2977433" calcext:value-type="float">
            <text:p>571.2977433</text:p>
          </table:table-cell>
          <table:table-cell table:style-name="Default" table:formula="of:=SUM([.F19:.F33])" office:value-type="float" office:value="3427.394678" calcext:value-type="float">
            <text:p>3427.394678</text:p>
          </table:table-cell>
          <table:table-cell table:style-name="Default" table:formula="of:=SUM([.G19:.G33])" office:value-type="float" office:value="20304.30701" calcext:value-type="float">
            <text:p>20304.30701</text:p>
          </table:table-cell>
          <table:table-cell table:style-name="Default" table:formula="of:=SUM([.H19:.H33])" office:value-type="float" office:value="1868.410003" calcext:value-type="float">
            <text:p>1868.410003</text:p>
          </table:table-cell>
          <table:table-cell table:style-name="Default" table:formula="of:=SUM([.I19:.I33])" office:value-type="float" office:value="3065.926356" calcext:value-type="float">
            <text:p>3065.926356</text:p>
          </table:table-cell>
          <table:table-cell table:style-name="Default" table:formula="of:=SUM([.J19:.J33])" office:value-type="float" office:value="2505.513618" calcext:value-type="float">
            <text:p>2505.513618</text:p>
          </table:table-cell>
          <table:table-cell table:style-name="Default" table:formula="of:=SUM([.K19:.K33])" office:value-type="float" office:value="2995.55323" calcext:value-type="float">
            <text:p>2995.55323</text:p>
          </table:table-cell>
          <table:table-cell table:style-name="Default" table:formula="of:=SUM([.L19:.L33])" office:value-type="float" office:value="5332.283937" calcext:value-type="float">
            <text:p>5332.283937</text:p>
          </table:table-cell>
          <table:table-cell table:style-name="Default" table:formula="of:=SUM([.M19:.M33])" office:value-type="float" office:value="2724.031365" calcext:value-type="float">
            <text:p>2724.031365</text:p>
          </table:table-cell>
          <table:table-cell table:style-name="Default" table:formula="of:=SUM([.N19:.N33])" office:value-type="float" office:value="2998.579824" calcext:value-type="float">
            <text:p>2998.579824</text:p>
          </table:table-cell>
          <table:table-cell table:style-name="Default" table:formula="of:=SUM([.O19:.O33])" office:value-type="float" office:value="2880.981438" calcext:value-type="float">
            <text:p>2880.981438</text:p>
          </table:table-cell>
          <table:table-cell table:style-name="Default" table:formula="of:=SUM([.P19:.P33])" office:value-type="float" office:value="1547.884015" calcext:value-type="float">
            <text:p>1547.884015</text:p>
          </table:table-cell>
          <table:table-cell table:style-name="Default" table:formula="of:=SUM([.Q19:.Q33])" office:value-type="float" office:value="6779.542796" calcext:value-type="float">
            <text:p>6779.542796</text:p>
          </table:table-cell>
          <table:table-cell table:style-name="Default" table:formula="of:=SUM([.R19:.R33])" office:value-type="float" office:value="0" calcext:value-type="float">
            <text:p>0</text:p>
          </table:table-cell>
          <table:table-cell table:style-name="Default" table:formula="of:=SUM([.S19:.S33])" office:value-type="float" office:value="0" calcext:value-type="float">
            <text:p>0</text:p>
          </table:table-cell>
          <table:table-cell table:style-name="Default" table:formula="of:=SUM([.T19:.T33])" office:value-type="float" office:value="0" calcext:value-type="float">
            <text:p>0</text:p>
          </table:table-cell>
          <table:table-cell table:style-name="Default" table:formula="of:=SUM([.U19:.U33])" office:value-type="float" office:value="0" calcext:value-type="float">
            <text:p>0</text:p>
          </table:table-cell>
          <table:table-cell table:style-name="Default" table:formula="of:=SUM([.V19:.V33])" office:value-type="float" office:value="0" calcext:value-type="float">
            <text:p>0</text:p>
          </table:table-cell>
          <table:table-cell table:style-name="Default" table:formula="of:=SUM([.W19:.W33])" office:value-type="float" office:value="0" calcext:value-type="float">
            <text:p>0</text:p>
          </table:table-cell>
          <table:table-cell table:style-name="Default" table:formula="of:=SUM([.X19:.X33])" office:value-type="float" office:value="0" calcext:value-type="float">
            <text:p>0</text:p>
          </table:table-cell>
          <table:table-cell table:style-name="Default" table:formula="of:=SUM([.Y19:.Y33])" office:value-type="float" office:value="0" calcext:value-type="float">
            <text:p>0</text:p>
          </table:table-cell>
          <table:table-cell table:style-name="Default" table:formula="of:=SUM([.Z19:.Z33])" office:value-type="float" office:value="0" calcext:value-type="float">
            <text:p>0</text:p>
          </table:table-cell>
          <table:table-cell table:style-name="Default" table:formula="of:=SUM([.AA19:.AA33])" office:value-type="float" office:value="0" calcext:value-type="float">
            <text:p>0</text:p>
          </table:table-cell>
          <table:table-cell table:style-name="Default" table:formula="of:=SUM([.AB19:.AB33])" office:value-type="float" office:value="0" calcext:value-type="float">
            <text:p>0</text:p>
          </table:table-cell>
          <table:table-cell table:style-name="Default" table:formula="of:=SUM([.AC19:.AC33])" office:value-type="float" office:value="0" calcext:value-type="float">
            <text:p>0</text:p>
          </table:table-cell>
          <table:table-cell table:style-name="Default" table:formula="of:=SUM([.AD19:.AD33])" office:value-type="float" office:value="0" calcext:value-type="float">
            <text:p>0</text:p>
          </table:table-cell>
          <table:table-cell table:style-name="Default" table:formula="of:=SUM([.AE19:.AE33])" office:value-type="float" office:value="0" calcext:value-type="float">
            <text:p>0</text:p>
          </table:table-cell>
          <table:table-cell table:style-name="Default" table:formula="of:=SUM([.AF19:.AF3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3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VA</text:p>
          </table:table-cell>
          <table:table-cell table:style-name="Default"/>
          <table:table-cell table:style-name="Default" office:value-type="float" office:value="956.999829814" calcext:value-type="float">
            <text:p>956.999829814</text:p>
          </table:table-cell>
          <table:table-cell table:style-name="Default" office:value-type="float" office:value="11325.99999951" calcext:value-type="float">
            <text:p>11325.99999951</text:p>
          </table:table-cell>
          <table:table-cell table:style-name="Default" office:value-type="float" office:value="4252.000000086" calcext:value-type="float">
            <text:p>4252.000000086</text:p>
          </table:table-cell>
          <table:table-cell table:style-name="Default" office:value-type="float" office:value="6431.995266378" calcext:value-type="float">
            <text:p>6431.995266378</text:p>
          </table:table-cell>
          <table:table-cell table:style-name="Default" office:value-type="float" office:value="18129.50851606" calcext:value-type="float">
            <text:p>18129.50851606</text:p>
          </table:table-cell>
          <table:table-cell table:style-name="Default" office:value-type="float" office:value="7150.998326493" calcext:value-type="float">
            <text:p>7150.998326493</text:p>
          </table:table-cell>
          <table:table-cell table:style-name="Default" office:value-type="float" office:value="10058.73060234" calcext:value-type="float">
            <text:p>10058.73060234</text:p>
          </table:table-cell>
          <table:table-cell table:style-name="Default" office:value-type="float" office:value="5223.996616393" calcext:value-type="float">
            <text:p>5223.996616393</text:p>
          </table:table-cell>
          <table:table-cell table:style-name="Default" office:value-type="float" office:value="3629.000000307" calcext:value-type="float">
            <text:p>3629.000000307</text:p>
          </table:table-cell>
          <table:table-cell table:style-name="Default" office:value-type="float" office:value="18012.262209034" calcext:value-type="float">
            <text:p>18012.262209034</text:p>
          </table:table-cell>
          <table:table-cell table:style-name="Default" office:value-type="float" office:value="8060.996807074" calcext:value-type="float">
            <text:p>8060.996807074</text:p>
          </table:table-cell>
          <table:table-cell table:style-name="Default" office:value-type="float" office:value="10268.998932046" calcext:value-type="float">
            <text:p>10268.998932046</text:p>
          </table:table-cell>
          <table:table-cell table:style-name="Default" office:value-type="float" office:value="6573.998184974" calcext:value-type="float">
            <text:p>6573.998184974</text:p>
          </table:table-cell>
          <table:table-cell table:style-name="Default" office:value-type="float" office:value="3324.655579254" calcext:value-type="float">
            <text:p>3324.655579254</text:p>
          </table:table-cell>
          <table:table-cell table:style-name="Default" office:value-type="float" office:value="17794.943052437" calcext:value-type="float">
            <text:p>17794.943052437</text:p>
          </table:table-cell>
          <table:table-cell table:style-name="Default" table:number-columns-repeated="1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3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PROD</text:p>
          </table:table-cell>
          <table:table-cell table:style-name="Default"/>
          <table:table-cell table:style-name="Default" office:value-type="float" office:value="2145.395987" calcext:value-type="float">
            <text:p>2145.395987</text:p>
          </table:table-cell>
          <table:table-cell table:style-name="Default" office:value-type="float" office:value="21120.94552" calcext:value-type="float">
            <text:p>21120.94552</text:p>
          </table:table-cell>
          <table:table-cell table:style-name="Default" office:value-type="float" office:value="6057.6269" calcext:value-type="float">
            <text:p>6057.6269</text:p>
          </table:table-cell>
          <table:table-cell table:style-name="Default" office:value-type="float" office:value="12826.31404" calcext:value-type="float">
            <text:p>12826.31404</text:p>
          </table:table-cell>
          <table:table-cell table:style-name="Default" office:value-type="float" office:value="55799.78092" calcext:value-type="float">
            <text:p>55799.78092</text:p>
          </table:table-cell>
          <table:table-cell table:style-name="Default" office:value-type="float" office:value="10138.85968" calcext:value-type="float">
            <text:p>10138.85968</text:p>
          </table:table-cell>
          <table:table-cell table:style-name="Default" office:value-type="float" office:value="14965.78453" calcext:value-type="float">
            <text:p>14965.78453</text:p>
          </table:table-cell>
          <table:table-cell table:style-name="Default" office:value-type="float" office:value="9777.784403" calcext:value-type="float">
            <text:p>9777.784403</text:p>
          </table:table-cell>
          <table:table-cell table:style-name="Default" office:value-type="float" office:value="8700.006936" calcext:value-type="float">
            <text:p>8700.006936</text:p>
          </table:table-cell>
          <table:table-cell table:style-name="Default" office:value-type="float" office:value="26474.16967" calcext:value-type="float">
            <text:p>26474.16967</text:p>
          </table:table-cell>
          <table:table-cell table:style-name="Default" office:value-type="float" office:value="12427.50316" calcext:value-type="float">
            <text:p>12427.50316</text:p>
          </table:table-cell>
          <table:table-cell table:style-name="Default" office:value-type="float" office:value="15335.02288" calcext:value-type="float">
            <text:p>15335.02288</text:p>
          </table:table-cell>
          <table:table-cell table:style-name="Default" office:value-type="float" office:value="11727.8841" calcext:value-type="float">
            <text:p>11727.8841</text:p>
          </table:table-cell>
          <table:table-cell table:style-name="Default" office:value-type="float" office:value="6038.747547" calcext:value-type="float">
            <text:p>6038.747547</text:p>
          </table:table-cell>
          <table:table-cell table:style-name="Default" office:value-type="float" office:value="29312.54206" calcext:value-type="float">
            <text:p>29312.54206</text:p>
          </table:table-cell>
          <table:table-cell table:style-name="Default" table:number-columns-repeated="1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3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PROD_CALC</text:p>
          </table:table-cell>
          <table:table-cell table:style-name="Default"/>
          <table:table-cell table:style-name="Default" table:formula="of:=SUM([.C4:.C33])+[.C38]" office:value-type="float" office:value="2145.39598639" calcext:value-type="float">
            <text:p>2145.39598639</text:p>
          </table:table-cell>
          <table:table-cell table:style-name="Default" table:formula="of:=SUM([.D4:.D33])+[.D38]" office:value-type="float" office:value="21120.945515492" calcext:value-type="float">
            <text:p>21120.945515492</text:p>
          </table:table-cell>
          <table:table-cell table:style-name="Default" table:formula="of:=SUM([.E4:.E33])+[.E38]" office:value-type="float" office:value="6057.62689965" calcext:value-type="float">
            <text:p>6057.62689965</text:p>
          </table:table-cell>
          <table:table-cell table:style-name="Default" table:formula="of:=SUM([.F4:.F33])+[.F38]" office:value-type="float" office:value="12826.314040815" calcext:value-type="float">
            <text:p>12826.314040815</text:p>
          </table:table-cell>
          <table:table-cell table:style-name="Default" table:formula="of:=SUM([.G4:.G33])+[.G38]" office:value-type="float" office:value="55799.78091722" calcext:value-type="float">
            <text:p>55799.78091722</text:p>
          </table:table-cell>
          <table:table-cell table:style-name="Default" table:formula="of:=SUM([.H4:.H33])+[.H38]" office:value-type="float" office:value="10138.859678728" calcext:value-type="float">
            <text:p>10138.859678728</text:p>
          </table:table-cell>
          <table:table-cell table:style-name="Default" table:formula="of:=SUM([.I4:.I33])+[.I38]" office:value-type="float" office:value="14965.78453452" calcext:value-type="float">
            <text:p>14965.78453452</text:p>
          </table:table-cell>
          <table:table-cell table:style-name="Default" table:formula="of:=SUM([.J4:.J33])+[.J38]" office:value-type="float" office:value="9777.7844022" calcext:value-type="float">
            <text:p>9777.7844022</text:p>
          </table:table-cell>
          <table:table-cell table:style-name="Default" table:formula="of:=SUM([.K4:.K33])+[.K38]" office:value-type="float" office:value="8700.006935993" calcext:value-type="float">
            <text:p>8700.006935993</text:p>
          </table:table-cell>
          <table:table-cell table:style-name="Default" table:formula="of:=SUM([.L4:.L33])+[.L38]" office:value-type="float" office:value="26474.1696757" calcext:value-type="float">
            <text:p>26474.1696757</text:p>
          </table:table-cell>
          <table:table-cell table:style-name="Default" table:formula="of:=SUM([.M4:.M33])+[.M38]" office:value-type="float" office:value="12427.503160442" calcext:value-type="float">
            <text:p>12427.503160442</text:p>
          </table:table-cell>
          <table:table-cell table:style-name="Default" table:formula="of:=SUM([.N4:.N33])+[.N38]" office:value-type="float" office:value="15335.022882053" calcext:value-type="float">
            <text:p>15335.022882053</text:p>
          </table:table-cell>
          <table:table-cell table:style-name="Default" table:formula="of:=SUM([.O4:.O33])+[.O38]" office:value-type="float" office:value="11727.884097877" calcext:value-type="float">
            <text:p>11727.884097877</text:p>
          </table:table-cell>
          <table:table-cell table:style-name="Default" table:formula="of:=SUM([.P4:.P33])+[.P38]" office:value-type="float" office:value="6038.747547926" calcext:value-type="float">
            <text:p>6038.747547926</text:p>
          </table:table-cell>
          <table:table-cell table:style-name="Default" table:formula="of:=SUM([.Q4:.Q33])+[.Q38]" office:value-type="float" office:value="29312.542056403" calcext:value-type="float">
            <text:p>29312.542056403</text:p>
          </table:table-cell>
          <table:table-cell table:style-name="Default" table:formula="of:=SUM([.R4:.R33])+[.R38]" office:value-type="float" office:value="8390.91409413333" calcext:value-type="float">
            <text:p>8390.91409413333</text:p>
          </table:table-cell>
          <table:table-cell table:style-name="Default" table:formula="of:=SUM([.S4:.S33])+[.S38]" office:value-type="float" office:value="8390.91409413333" calcext:value-type="float">
            <text:p>8390.91409413333</text:p>
          </table:table-cell>
          <table:table-cell table:style-name="Default" table:formula="of:=SUM([.T4:.T33])+[.T38]" office:value-type="float" office:value="8390.91409413333" calcext:value-type="float">
            <text:p>8390.91409413333</text:p>
          </table:table-cell>
          <table:table-cell table:style-name="Default" table:formula="of:=SUM([.U4:.U33])+[.U38]" office:value-type="float" office:value="8390.91409413333" calcext:value-type="float">
            <text:p>8390.91409413333</text:p>
          </table:table-cell>
          <table:table-cell table:style-name="Default" table:formula="of:=SUM([.V4:.V33])+[.V38]" office:value-type="float" office:value="8390.91409413333" calcext:value-type="float">
            <text:p>8390.91409413333</text:p>
          </table:table-cell>
          <table:table-cell table:style-name="Default" table:formula="of:=SUM([.W4:.W33])+[.W38]" office:value-type="float" office:value="8390.91409413333" calcext:value-type="float">
            <text:p>8390.91409413333</text:p>
          </table:table-cell>
          <table:table-cell table:style-name="Default" table:formula="of:=SUM([.X4:.X33])+[.X38]" office:value-type="float" office:value="8390.91409413333" calcext:value-type="float">
            <text:p>8390.91409413333</text:p>
          </table:table-cell>
          <table:table-cell table:style-name="Default" table:formula="of:=SUM([.Y4:.Y33])+[.Y38]" office:value-type="float" office:value="8390.91409413333" calcext:value-type="float">
            <text:p>8390.91409413333</text:p>
          </table:table-cell>
          <table:table-cell table:style-name="Default" table:formula="of:=SUM([.Z4:.Z33])+[.Z38]" office:value-type="float" office:value="8390.91409413333" calcext:value-type="float">
            <text:p>8390.91409413333</text:p>
          </table:table-cell>
          <table:table-cell table:style-name="Default" table:formula="of:=SUM([.AA4:.AA33])+[.AA38]" office:value-type="float" office:value="8390.91409413333" calcext:value-type="float">
            <text:p>8390.91409413333</text:p>
          </table:table-cell>
          <table:table-cell table:style-name="Default" table:formula="of:=SUM([.AB4:.AB33])+[.AB38]" office:value-type="float" office:value="8390.91409413333" calcext:value-type="float">
            <text:p>8390.91409413333</text:p>
          </table:table-cell>
          <table:table-cell table:style-name="Default" table:formula="of:=SUM([.AC4:.AC33])+[.AC38]" office:value-type="float" office:value="8390.91409413333" calcext:value-type="float">
            <text:p>8390.91409413333</text:p>
          </table:table-cell>
          <table:table-cell table:style-name="Default" table:formula="of:=SUM([.AD4:.AD33])+[.AD38]" office:value-type="float" office:value="8390.91409413333" calcext:value-type="float">
            <text:p>8390.91409413333</text:p>
          </table:table-cell>
          <table:table-cell table:style-name="Default" table:formula="of:=SUM([.AE4:.AE33])+[.AE38]" office:value-type="float" office:value="8390.91409413333" calcext:value-type="float">
            <text:p>8390.91409413333</text:p>
          </table:table-cell>
          <table:table-cell table:style-name="Default" table:formula="of:=SUM([.AF4:.AF33])+[.AF38]" office:value-type="float" office:value="8390.91409413333" calcext:value-type="float">
            <text:p>8390.91409413333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VERIF</text:p>
          </table:table-cell>
          <table:table-cell table:style-name="Default"/>
          <table:table-cell table:style-name="ce4" table:formula="of:=ABS([.C40]-[.C42]) &lt; 0.001" office:value-type="boolean" office:boolean-value="true" calcext:value-type="boolean">
            <text:p>TRUE</text:p>
          </table:table-cell>
          <table:table-cell table:style-name="ce4" table:formula="of:=ABS([.D40]-[.D42]) &lt; 0.001" office:value-type="boolean" office:boolean-value="true" calcext:value-type="boolean">
            <text:p>TRUE</text:p>
          </table:table-cell>
          <table:table-cell table:style-name="ce4" table:formula="of:=ABS([.E40]-[.E42]) &lt; 0.001" office:value-type="boolean" office:boolean-value="true" calcext:value-type="boolean">
            <text:p>TRUE</text:p>
          </table:table-cell>
          <table:table-cell table:style-name="ce4" table:formula="of:=ABS([.F40]-[.F42]) &lt; 0.001" office:value-type="boolean" office:boolean-value="true" calcext:value-type="boolean">
            <text:p>TRUE</text:p>
          </table:table-cell>
          <table:table-cell table:style-name="ce4" table:formula="of:=ABS([.G40]-[.G42]) &lt; 0.001" office:value-type="boolean" office:boolean-value="true" calcext:value-type="boolean">
            <text:p>TRUE</text:p>
          </table:table-cell>
          <table:table-cell table:style-name="ce4" table:formula="of:=ABS([.H40]-[.H42]) &lt; 0.001" office:value-type="boolean" office:boolean-value="true" calcext:value-type="boolean">
            <text:p>TRUE</text:p>
          </table:table-cell>
          <table:table-cell table:style-name="ce4" table:formula="of:=ABS([.I40]-[.I42]) &lt; 0.001" office:value-type="boolean" office:boolean-value="true" calcext:value-type="boolean">
            <text:p>TRUE</text:p>
          </table:table-cell>
          <table:table-cell table:style-name="ce4" table:formula="of:=ABS([.J40]-[.J42]) &lt; 0.001" office:value-type="boolean" office:boolean-value="true" calcext:value-type="boolean">
            <text:p>TRUE</text:p>
          </table:table-cell>
          <table:table-cell table:style-name="ce4" table:formula="of:=ABS([.K40]-[.K42]) &lt; 0.001" office:value-type="boolean" office:boolean-value="true" calcext:value-type="boolean">
            <text:p>TRUE</text:p>
          </table:table-cell>
          <table:table-cell table:style-name="ce4" table:formula="of:=ABS([.L40]-[.L42]) &lt; 0.001" office:value-type="boolean" office:boolean-value="true" calcext:value-type="boolean">
            <text:p>TRUE</text:p>
          </table:table-cell>
          <table:table-cell table:style-name="ce4" table:formula="of:=ABS([.M40]-[.M42]) &lt; 0.001" office:value-type="boolean" office:boolean-value="true" calcext:value-type="boolean">
            <text:p>TRUE</text:p>
          </table:table-cell>
          <table:table-cell table:style-name="ce4" table:formula="of:=ABS([.N40]-[.N42]) &lt; 0.001" office:value-type="boolean" office:boolean-value="true" calcext:value-type="boolean">
            <text:p>TRUE</text:p>
          </table:table-cell>
          <table:table-cell table:style-name="ce4" table:formula="of:=ABS([.O40]-[.O42]) &lt; 0.001" office:value-type="boolean" office:boolean-value="true" calcext:value-type="boolean">
            <text:p>TRUE</text:p>
          </table:table-cell>
          <table:table-cell table:style-name="ce4" table:formula="of:=ABS([.P40]-[.P42]) &lt; 0.001" office:value-type="boolean" office:boolean-value="true" calcext:value-type="boolean">
            <text:p>TRUE</text:p>
          </table:table-cell>
          <table:table-cell table:style-name="ce4" table:formula="of:=ABS([.Q40]-[.Q42]) &lt; 0.001" office:value-type="boolean" office:boolean-value="true" calcext:value-type="boolean">
            <text:p>TRUE</text:p>
          </table:table-cell>
          <table:table-cell table:style-name="ce4" table:formula="of:=ABS([.R40]-[.R42]) &lt; 0.001" office:value-type="boolean" office:boolean-value="false" calcext:value-type="boolean">
            <text:p>FALSE</text:p>
          </table:table-cell>
          <table:table-cell table:style-name="ce4" table:formula="of:=ABS([.S40]-[.S42]) &lt; 0.001" office:value-type="boolean" office:boolean-value="false" calcext:value-type="boolean">
            <text:p>FALSE</text:p>
          </table:table-cell>
          <table:table-cell table:style-name="ce4" table:formula="of:=ABS([.T40]-[.T42]) &lt; 0.001" office:value-type="boolean" office:boolean-value="false" calcext:value-type="boolean">
            <text:p>FALSE</text:p>
          </table:table-cell>
          <table:table-cell table:style-name="ce4" table:formula="of:=ABS([.U40]-[.U42]) &lt; 0.001" office:value-type="boolean" office:boolean-value="false" calcext:value-type="boolean">
            <text:p>FALSE</text:p>
          </table:table-cell>
          <table:table-cell table:style-name="ce4" table:formula="of:=ABS([.V40]-[.V42]) &lt; 0.001" office:value-type="boolean" office:boolean-value="false" calcext:value-type="boolean">
            <text:p>FALSE</text:p>
          </table:table-cell>
          <table:table-cell table:style-name="ce4" table:formula="of:=ABS([.W40]-[.W42]) &lt; 0.001" office:value-type="boolean" office:boolean-value="false" calcext:value-type="boolean">
            <text:p>FALSE</text:p>
          </table:table-cell>
          <table:table-cell table:style-name="ce4" table:formula="of:=ABS([.X40]-[.X42]) &lt; 0.001" office:value-type="boolean" office:boolean-value="false" calcext:value-type="boolean">
            <text:p>FALSE</text:p>
          </table:table-cell>
          <table:table-cell table:style-name="ce4" table:formula="of:=ABS([.Y40]-[.Y42]) &lt; 0.001" office:value-type="boolean" office:boolean-value="false" calcext:value-type="boolean">
            <text:p>FALSE</text:p>
          </table:table-cell>
          <table:table-cell table:style-name="ce4" table:formula="of:=ABS([.Z40]-[.Z42]) &lt; 0.001" office:value-type="boolean" office:boolean-value="false" calcext:value-type="boolean">
            <text:p>FALSE</text:p>
          </table:table-cell>
          <table:table-cell table:style-name="ce4" table:formula="of:=ABS([.AA40]-[.AA42]) &lt; 0.001" office:value-type="boolean" office:boolean-value="false" calcext:value-type="boolean">
            <text:p>FALSE</text:p>
          </table:table-cell>
          <table:table-cell table:style-name="ce4" table:formula="of:=ABS([.AB40]-[.AB42]) &lt; 0.001" office:value-type="boolean" office:boolean-value="false" calcext:value-type="boolean">
            <text:p>FALSE</text:p>
          </table:table-cell>
          <table:table-cell table:style-name="ce4" table:formula="of:=ABS([.AC40]-[.AC42]) &lt; 0.001" office:value-type="boolean" office:boolean-value="false" calcext:value-type="boolean">
            <text:p>FALSE</text:p>
          </table:table-cell>
          <table:table-cell table:style-name="ce4" table:formula="of:=ABS([.AD40]-[.AD42]) &lt; 0.001" office:value-type="boolean" office:boolean-value="false" calcext:value-type="boolean">
            <text:p>FALSE</text:p>
          </table:table-cell>
          <table:table-cell table:style-name="ce4" table:formula="of:=ABS([.AE40]-[.AE42]) &lt; 0.001" office:value-type="boolean" office:boolean-value="false" calcext:value-type="boolean">
            <text:p>FALSE</text:p>
          </table:table-cell>
          <table:table-cell table:style-name="ce4" table:formula="of:=ABS([.AF40]-[.AF42]) &lt; 0.001" office:value-type="boolean" office:boolean-value="false" calcext:value-type="boolean">
            <text:p>FALSE</text:p>
          </table:table-cell>
          <table:table-cell/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uhel</meta:initial-creator>
    <meta:creation-date>2023-11-10T12:25:02.271137317</meta:creation-date>
    <dc:date>2023-11-13T09:32:10.037797907</dc:date>
    <dc:creator>Samuel Juhel</dc:creator>
    <meta:editing-duration>P2DT21H7M8S</meta:editing-duration>
    <meta:editing-cycles>1</meta:editing-cycles>
    <meta:document-statistic meta:table-count="2" meta:cell-count="1402" meta:object-count="0"/>
    <meta:generator>LibreOffice/7.6.2.1$Linux_X86_64 LibreOffice_project/60$Build-1</meta:generator>
  </office:meta>
</office:document-meta>
</file>